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Symbol, Arial" style:font-charset="x-symbol" svg:font-family="Symbol, Aria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inherit" svg:font-family="inherit" style:font-family-generic="roman" svg:panose-1="0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5in" text:min-label-width="0.3541in" text:list-level-position-and-space-mode="label-alignment">
          <style:list-level-label-alignment text:label-followed-by="listtab" fo:margin-left="0.8541in" fo:text-indent="-0.3541in"/>
        </style:list-level-properties>
        <style:text-properties style:font-name="Symbol, 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Heading2" style:master-page-name="MP0" style:family="paragraph">
      <style:paragraph-properties fo:break-before="page" fo:line-height="115%"/>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P2" style:parent-style-name="Heading1" style:family="paragraph">
      <style:paragraph-properties fo:keep-together="always" fo:widows="2" fo:orphans="2" style:vertical-align="auto" fo:margin-bottom="0in" fo:line-height="150%"/>
      <style:text-properties fo:font-size="18pt" style:font-size-asian="18pt" style:font-size-complex="18pt" fo:hyphenate="true"/>
    </style:style>
    <style:style style:name="P3" style:parent-style-name="Heading1" style:family="paragraph">
      <style:paragraph-properties fo:keep-together="always" fo:widows="2" fo:orphans="2" style:vertical-align="auto" fo:margin-bottom="0in" fo:line-height="150%"/>
      <style:text-properties fo:font-size="18pt" style:font-size-asian="18pt" style:font-size-complex="18pt" fo:hyphenate="true"/>
    </style:style>
    <style:style style:name="P4" style:parent-style-name="Normal" style:family="paragraph">
      <style:paragraph-properties fo:widows="2" fo:orphans="2" style:vertical-align="auto" fo:margin-bottom="0.1111in" fo:line-height="106%"/>
      <style:text-properties fo:hyphenate="true"/>
    </style:style>
    <style:style style:name="T5"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6"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7"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P8" style:parent-style-name="Normal" style:family="paragraph">
      <style:paragraph-properties fo:widows="2" fo:orphans="2" style:vertical-align="auto" fo:margin-bottom="0.1111in" fo:line-height="106%"/>
      <style:text-properties fo:hyphenate="true"/>
    </style:style>
    <style:style style:name="T9"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10"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11"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P12" style:parent-style-name="Normal" style:family="paragraph">
      <style:paragraph-properties fo:widows="2" fo:orphans="2" style:vertical-align="auto" fo:margin-bottom="0.1111in" fo:line-height="106%" fo:margin-left="0.5in" fo:text-indent="-0.25in">
        <style:tab-stops>
          <style:tab-stop style:type="left" style:position="0in"/>
        </style:tab-stops>
      </style:paragraph-properties>
      <style:text-properties fo:hyphenate="true"/>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P15" style:parent-style-name="Textbody" style:family="paragraph">
      <style:paragraph-properties fo:text-indent="0.4902in"/>
    </style:style>
    <style:style style:name="P16" style:parent-style-name="Normal" style:family="paragraph">
      <style:paragraph-properties fo:widows="2" fo:orphans="2" style:vertical-align="auto" fo:margin-bottom="0.1111in" fo:line-height="106%" fo:margin-left="0.5in" fo:text-indent="-0.25in">
        <style:tab-stops>
          <style:tab-stop style:type="left" style:position="0in"/>
        </style:tab-stops>
      </style:paragraph-properties>
      <style:text-properties fo:hyphenate="true"/>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P20" style:parent-style-name="Normal" style:family="paragraph">
      <style:paragraph-properties fo:widows="2" fo:orphans="2" style:vertical-align="auto" fo:margin-bottom="0.1111in" fo:line-height="106%" fo:margin-left="0.5in" fo:text-indent="-0.25in">
        <style:tab-stops>
          <style:tab-stop style:type="left" style:position="0in"/>
        </style:tab-stops>
      </style:paragraph-properties>
      <style:text-properties fo:hyphenate="true"/>
    </style:style>
    <style:style style:name="P21" style:parent-style-name="Textbody" style:family="paragraph">
      <style:paragraph-properties fo:text-indent="0.4902in"/>
    </style:style>
    <style:style style:name="P22" style:parent-style-name="Normal" style:family="paragraph">
      <style:paragraph-properties fo:widows="2" fo:orphans="2" style:vertical-align="auto" fo:margin-bottom="0.1111in" fo:line-height="106%" fo:margin-left="0.5in" fo:text-indent="-0.25in">
        <style:tab-stops>
          <style:tab-stop style:type="left" style:position="0in"/>
        </style:tab-stops>
      </style:paragraph-properties>
      <style:text-properties fo:hyphenate="true"/>
    </style:style>
    <style:style style:name="T23" style:parent-style-name="DefaultParagraphFont" style:family="text">
      <style:text-properties fo:font-weight="bold" style:font-weight-asian="bold"/>
    </style:style>
    <style:style style:name="P24" style:parent-style-name="Textbody" style:family="paragraph">
      <style:paragraph-properties fo:text-indent="0.4902in"/>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P27" style:parent-style-name="Textbody" style:family="paragraph">
      <style:paragraph-properties fo:text-indent="0.4902in"/>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S3" style:family="section">
      <style:section-properties fo:margin-left="0in" fo:margin-right="0in" style:writing-mode="lr-tb"/>
    </style:style>
    <style:style style:name="P30" style:parent-style-name="Heading1" style:family="paragraph">
      <style:paragraph-properties fo:keep-together="always" fo:widows="2" fo:orphans="2" style:vertical-align="auto" fo:margin-bottom="0in" fo:line-height="150%"/>
      <style:text-properties fo:font-size="18pt" style:font-size-asian="18pt" style:font-size-complex="18pt" fo:hyphenate="true"/>
    </style:style>
    <style:style style:name="P31" style:parent-style-name="Heading1" style:family="paragraph">
      <style:paragraph-properties fo:keep-together="always" fo:widows="2" fo:orphans="2" style:vertical-align="auto" fo:margin-bottom="0in" fo:line-height="150%"/>
      <style:text-properties fo:font-size="18pt" style:font-size-asian="18pt" style:font-size-complex="18pt" fo:hyphenate="true"/>
    </style:style>
    <style:style style:name="P32" style:parent-style-name="Textbody" style:family="paragraph">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P33" style:parent-style-name="Textbody" style:family="paragraph">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P34" style:parent-style-name="Normal" style:family="paragraph">
      <style:paragraph-properties fo:widows="2" fo:orphans="2" style:vertical-align="auto" fo:margin-bottom="0.1111in" fo:line-height="106%"/>
      <style:text-properties fo:hyphenate="true"/>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P37" style:parent-style-name="Normal" style:family="paragraph">
      <style:paragraph-properties fo:widows="2" fo:orphans="2" style:vertical-align="auto" fo:margin-bottom="0.1111in" fo:line-height="106%"/>
      <style:text-properties fo:hyphenate="true"/>
    </style:style>
    <style:style style:name="T38" style:parent-style-name="DefaultParagraphFont" style:family="text">
      <style:text-properties fo:font-weight="bold" style:font-weight-asian="bold"/>
    </style:style>
    <style:style style:name="S4" style:family="section">
      <style:section-properties fo:margin-left="0in" fo:margin-right="0in" style:writing-mode="lr-tb"/>
    </style:style>
    <style:style style:name="P39" style:parent-style-name="Heading1" style:family="paragraph">
      <style:paragraph-properties fo:keep-together="always" fo:widows="2" fo:orphans="2" style:vertical-align="auto" fo:margin-bottom="0in" fo:line-height="150%"/>
      <style:text-properties fo:font-size="18pt" style:font-size-asian="18pt" style:font-size-complex="18pt" fo:hyphenate="true"/>
    </style:style>
    <style:style style:name="P40" style:parent-style-name="Heading1" style:family="paragraph">
      <style:paragraph-properties fo:keep-together="always" fo:widows="2" fo:orphans="2" style:vertical-align="auto" fo:margin-bottom="0in" fo:line-height="150%"/>
      <style:text-properties fo:font-size="18pt" style:font-size-asian="18pt" style:font-size-complex="18pt" fo:hyphenate="true"/>
    </style:style>
    <style:style style:name="T41"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42"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P43" style:parent-style-name="Normal" style:family="paragraph">
      <style:paragraph-properties fo:widows="2" fo:orphans="2" style:vertical-align="auto" fo:margin-bottom="0.1111in" fo:line-height="106%"/>
      <style:text-properties fo:hyphenate="true"/>
    </style:style>
    <style:style style:name="P44" style:parent-style-name="Textbody" style:family="paragraph">
      <style:paragraph-properties fo:text-indent="0.4902in"/>
    </style:style>
    <style:style style:name="P45" style:parent-style-name="Heading1" style:family="paragraph">
      <style:paragraph-properties fo:keep-together="always" fo:widows="2" fo:orphans="2" style:vertical-align="auto" fo:margin-bottom="0in" fo:line-height="150%"/>
      <style:text-properties fo:font-size="18pt" style:font-size-asian="18pt" style:font-size-complex="18pt" fo:hyphenate="true"/>
    </style:style>
    <style:style style:name="S5" style:family="section">
      <style:section-properties fo:margin-left="0in" fo:margin-right="0in" style:writing-mode="lr-tb"/>
    </style:style>
    <style:style style:name="T46"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47"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48"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49" style:parent-style-name="DefaultParagraphFont" style:family="text">
      <style:text-properties style:font-name="Calibri" style:font-name-asian="Calibri" style:font-name-complex="Times New Roman" fo:font-weight="bold" style:font-weight-asian="bold" style:letter-kerning="false" fo:font-size="11pt" style:font-size-asian="11pt" style:font-size-complex="11pt" fo:language="en" fo:country="US" style:language-asian="en" style:country-asian="US" style:language-complex="ar" style:country-complex="SA"/>
    </style:style>
    <style:style style:name="T50"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P51" style:parent-style-name="Heading1" style:family="paragraph">
      <style:paragraph-properties fo:keep-together="always" fo:widows="2" fo:orphans="2" style:vertical-align="auto" fo:margin-bottom="0in" fo:line-height="150%"/>
      <style:text-properties fo:font-size="18pt" style:font-size-asian="18pt" style:font-size-complex="18pt" fo:hyphenate="true"/>
    </style:style>
    <style:style style:name="P52" style:parent-style-name="Textbody" style:family="paragraph">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53" style:parent-style-name="DefaultParagraphFont" style:family="text">
      <style:text-properties style:font-name="Calibri" style:font-name-asian="Calibri" style:font-name-complex="Times New Roman" fo:font-weight="bold" style:font-weight-asian="bold" style:letter-kerning="false" fo:font-size="11pt" style:font-size-asian="11pt" style:font-size-complex="11pt" fo:language="en" fo:country="US" style:language-asian="en" style:country-asian="US" style:language-complex="ar" style:country-complex="SA"/>
    </style:style>
    <style:style style:name="T54"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55"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56"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57"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P58" style:parent-style-name="ListParagraph" style:family="paragraph">
      <style:paragraph-properties fo:line-height="150%"/>
    </style:style>
    <style:style style:name="P59" style:parent-style-name="ListParagraph" style:family="paragraph">
      <style:paragraph-properties fo:line-height="150%"/>
    </style:style>
    <style:style style:name="P60" style:parent-style-name="ListParagraph" style:family="paragraph">
      <style:paragraph-properties fo:line-height="150%"/>
    </style:style>
    <style:style style:name="P61" style:parent-style-name="Textbody" style:family="paragraph">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P62" style:parent-style-name="Textbody" style:family="paragraph">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P63" style:parent-style-name="Normal" style:family="paragraph">
      <style:paragraph-properties fo:widows="2" fo:orphans="2" style:vertical-align="auto" fo:margin-bottom="0.1111in" fo:line-height="106%"/>
      <style:text-properties fo:hyphenate="true"/>
    </style:style>
    <style:style style:name="T64" style:parent-style-name="DefaultParagraphFont" style:family="text">
      <style:text-properties fo:font-weight="bold" style:font-weight-asian="bold"/>
    </style:style>
    <style:style style:name="P65" style:parent-style-name="Textbody" style:family="paragraph">
      <style:paragraph-properties fo:text-indent="0.4902in"/>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style:style style:name="P70" style:parent-style-name="Normal" style:family="paragraph">
      <style:paragraph-properties fo:widows="2" fo:orphans="2" style:vertical-align="auto" fo:margin-bottom="0.1111in" fo:line-height="106%"/>
      <style:text-properties fo:hyphenate="true"/>
    </style:style>
    <style:style style:name="T71" style:parent-style-name="DefaultParagraphFont" style:family="text">
      <style:text-properties fo:font-weight="bold" style:font-weight-asian="bold"/>
    </style:style>
    <style:style style:name="T72" style:parent-style-name="DefaultParagraphFont" style:family="text">
      <style:text-properties fo:font-weight="bold" style:font-weight-asian="bold"/>
    </style:style>
    <style:style style:name="P73" style:parent-style-name="Textbody" style:family="paragraph">
      <style:paragraph-properties fo:text-indent="0.4902in"/>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P76" style:parent-style-name="Textbody" style:family="paragraph">
      <style:paragraph-properties fo:text-indent="0.4902in"/>
    </style:style>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P79" style:parent-style-name="Normal" style:family="paragraph">
      <style:paragraph-properties fo:widows="2" fo:orphans="2" style:vertical-align="auto" fo:margin-bottom="0.1111in" fo:line-height="106%"/>
      <style:text-properties fo:hyphenate="true"/>
    </style:style>
    <style:style style:name="T80" style:parent-style-name="DefaultParagraphFont" style:family="text">
      <style:text-properties fo:font-weight="bold" style:font-weight-asian="bold"/>
    </style:style>
    <style:style style:name="P81" style:parent-style-name="Normal" style:family="paragraph">
      <style:paragraph-properties fo:widows="2" fo:orphans="2" style:vertical-align="auto" fo:margin-bottom="0.1111in" fo:line-height="106%"/>
      <style:text-properties fo:hyphenate="true"/>
    </style:style>
    <style:style style:name="T82" style:parent-style-name="DefaultParagraphFont" style:family="text">
      <style:text-properties fo:font-weight="bold" style:font-weight-asian="bold"/>
    </style:style>
    <style:style style:name="P83" style:parent-style-name="Textbody" style:family="paragraph">
      <style:paragraph-properties fo:text-indent="0.4902in"/>
    </style:style>
    <style:style style:name="P84" style:parent-style-name="Normal" style:family="paragraph">
      <style:paragraph-properties fo:widows="2" fo:orphans="2" style:vertical-align="auto" fo:margin-bottom="0.1111in" fo:line-height="106%"/>
      <style:text-properties fo:hyphenate="true"/>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P87" style:parent-style-name="Heading1" style:family="paragraph">
      <style:paragraph-properties fo:keep-together="always" fo:widows="2" fo:orphans="2" style:vertical-align="auto" fo:margin-bottom="0in" fo:line-height="150%"/>
      <style:text-properties fo:font-size="18pt" style:font-size-asian="18pt" style:font-size-complex="18pt" fo:hyphenate="true"/>
    </style:style>
    <style:style style:name="T88"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89"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T90" style:parent-style-name="DefaultParagraphFont" style:family="text">
      <style:text-properties style:font-name="Calibri" style:font-name-asian="Calibri" style:font-name-complex="Times New Roman" fo:font-weight="bold" style:font-weight-asian="bold" style:letter-kerning="false" fo:font-size="11pt" style:font-size-asian="11pt" style:font-size-complex="11pt" fo:language="en" fo:country="US" style:language-asian="en" style:country-asian="US" style:language-complex="ar" style:country-complex="SA"/>
    </style:style>
    <style:style style:name="T91" style:parent-style-name="DefaultParagraphFont" style:family="text">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style:style>
    <style:style style:name="P92" style:parent-style-name="Normal" style:family="paragraph">
      <style:text-properties fo:language="en"/>
    </style:style>
    <style:style style:name="P93" style:parent-style-name="Normal" style:family="paragraph">
      <style:paragraph-properties fo:widows="2" fo:orphans="2" style:vertical-align="auto" fo:margin-bottom="0.1111in" fo:line-height="107%"/>
      <style:text-properties fo:hyphenate="true"/>
    </style:style>
    <style:style style:name="T94" style:parent-style-name="DefaultParagraphFont" style:family="text">
      <style:text-properties fo:language="en"/>
    </style:style>
    <style:style style:name="T95" style:parent-style-name="DefaultParagraphFont" style:family="text">
      <style:text-properties fo:font-weight="bold" style:font-weight-asian="bold" style:font-weight-complex="bold" fo:language="en"/>
    </style:style>
    <style:style style:name="T96" style:parent-style-name="DefaultParagraphFont" style:family="text">
      <style:text-properties fo:language="en"/>
    </style:style>
    <style:style style:name="T97" style:parent-style-name="DefaultParagraphFont" style:family="text">
      <style:text-properties fo:language="en"/>
    </style:style>
    <style:style style:name="T98" style:parent-style-name="DefaultParagraphFont" style:family="text">
      <style:text-properties fo:language="en"/>
    </style:style>
    <style:style style:name="T99" style:parent-style-name="DefaultParagraphFont" style:family="text">
      <style:text-properties fo:font-weight="bold" style:font-weight-asian="bold" style:font-weight-complex="bold" fo:language="en"/>
    </style:style>
    <style:style style:name="T100" style:parent-style-name="DefaultParagraphFont" style:family="text">
      <style:text-properties fo:language="en"/>
    </style:style>
    <style:style style:name="P101" style:parent-style-name="Normal" style:family="paragraph">
      <style:paragraph-properties fo:widows="2" fo:orphans="2" style:vertical-align="auto" fo:margin-bottom="0.1111in" fo:line-height="107%"/>
      <style:text-properties fo:hyphenate="true"/>
    </style:style>
    <style:style style:name="T102" style:parent-style-name="DefaultParagraphFont" style:family="text">
      <style:text-properties fo:language="en"/>
    </style:style>
    <style:style style:name="T103" style:parent-style-name="DefaultParagraphFont" style:family="text">
      <style:text-properties style:font-name="inherit" style:font-name-complex="Helvetica" fo:color="#000000" fo:font-size="10.5pt" style:font-size-asian="10.5pt" style:font-size-complex="10.5pt" fo:language="en"/>
    </style:style>
    <style:style style:name="T104" style:parent-style-name="DefaultParagraphFont" style:family="text">
      <style:text-properties fo:language="en"/>
    </style:style>
    <style:style style:name="T105" style:parent-style-name="DefaultParagraphFont" style:family="text">
      <style:text-properties fo:language="en"/>
    </style:style>
    <style:style style:name="T106" style:parent-style-name="DefaultParagraphFont" style:family="text">
      <style:text-properties fo:language="en"/>
    </style:style>
    <style:style style:name="T107" style:parent-style-name="DefaultParagraphFont" style:family="text">
      <style:text-properties fo:font-weight="bold" style:font-weight-asian="bold" fo:language="en"/>
    </style:style>
    <style:style style:name="T108" style:parent-style-name="DefaultParagraphFont" style:family="text">
      <style:text-properties fo:language="en"/>
    </style:style>
    <style:style style:name="T109" style:parent-style-name="DefaultParagraphFont" style:family="text">
      <style:text-properties fo:language="en"/>
    </style:style>
    <style:style style:name="T110" style:parent-style-name="DefaultParagraphFont" style:family="text">
      <style:text-properties fo:font-weight="bold" style:font-weight-asian="bold" fo:language="en"/>
    </style:style>
    <style:style style:name="T111" style:parent-style-name="DefaultParagraphFont" style:family="text">
      <style:text-properties fo:font-weight="bold" style:font-weight-asian="bold" fo:language="en"/>
    </style:style>
    <style:style style:name="T112" style:parent-style-name="DefaultParagraphFont" style:family="text">
      <style:text-properties fo:language="en"/>
    </style:style>
    <style:style style:name="T113" style:parent-style-name="DefaultParagraphFont" style:family="text">
      <style:text-properties fo:language="en"/>
    </style:style>
    <style:style style:name="P114" style:parent-style-name="Normal" style:family="paragraph">
      <style:paragraph-properties fo:widows="2" fo:orphans="2" style:vertical-align="auto" fo:margin-bottom="0.1111in" fo:line-height="107%"/>
      <style:text-properties fo:hyphenate="true"/>
    </style:style>
    <style:style style:name="T115" style:parent-style-name="DefaultParagraphFont" style:family="text">
      <style:text-properties fo:language="en"/>
    </style:style>
    <style:style style:name="T116" style:parent-style-name="DefaultParagraphFont" style:family="text">
      <style:text-properties fo:font-weight="bold" style:font-weight-asian="bold" style:font-weight-complex="bold" fo:language="en"/>
    </style:style>
    <style:style style:name="P117" style:parent-style-name="Normal" style:family="paragraph">
      <style:paragraph-properties fo:widows="2" fo:orphans="2" style:vertical-align="auto" fo:margin-bottom="0.1111in" fo:line-height="107%" fo:margin-left="0.25in" fo:text-indent="0.2402in">
        <style:tab-stops/>
      </style:paragraph-properties>
      <style:text-properties fo:hyphenate="true"/>
    </style:style>
    <style:style style:name="T118" style:parent-style-name="DefaultParagraphFont" style:family="text">
      <style:text-properties fo:font-weight="bold" style:font-weight-asian="bold" style:font-weight-complex="bold" fo:language="en"/>
    </style:style>
    <style:style style:name="T119" style:parent-style-name="DefaultParagraphFont" style:family="text">
      <style:text-properties fo:language="en"/>
    </style:style>
    <style:style style:name="T120" style:parent-style-name="DefaultParagraphFont" style:family="text">
      <style:text-properties fo:font-weight="bold" style:font-weight-asian="bold" style:font-weight-complex="bold" fo:language="en"/>
    </style:style>
    <style:style style:name="T121" style:parent-style-name="DefaultParagraphFont" style:family="text">
      <style:text-properties fo:language="en"/>
    </style:style>
    <style:style style:name="T122" style:parent-style-name="DefaultParagraphFont" style:family="text">
      <style:text-properties fo:language="en"/>
    </style:style>
    <style:style style:name="T123" style:parent-style-name="DefaultParagraphFont" style:family="text">
      <style:text-properties fo:language="en"/>
    </style:style>
    <style:style style:name="P124" style:parent-style-name="Normal" style:family="paragraph">
      <style:paragraph-properties fo:text-indent="0.5in"/>
    </style:style>
    <style:style style:name="T125" style:parent-style-name="DefaultParagraphFont" style:family="text">
      <style:text-properties fo:font-weight="bold" style:font-weight-asian="bold" style:font-weight-complex="bold" fo:language="en"/>
    </style:style>
    <style:style style:name="T126" style:parent-style-name="DefaultParagraphFont" style:family="text">
      <style:text-properties fo:language="en"/>
    </style:style>
    <style:style style:name="T127" style:parent-style-name="DefaultParagraphFont" style:family="text">
      <style:text-properties fo:font-weight="bold" style:font-weight-asian="bold" style:font-weight-complex="bold" fo:language="en"/>
    </style:style>
    <style:style style:name="T128" style:parent-style-name="DefaultParagraphFont" style:family="text">
      <style:text-properties fo:language="en"/>
    </style:style>
    <style:style style:name="P129" style:parent-style-name="Normal" style:family="paragraph">
      <style:paragraph-properties fo:widows="2" fo:orphans="2" style:vertical-align="auto" fo:margin-bottom="0.1111in" fo:line-height="107%"/>
      <style:text-properties fo:hyphenate="true"/>
    </style:style>
    <style:style style:name="T130" style:parent-style-name="DefaultParagraphFont" style:family="text">
      <style:text-properties fo:language="en"/>
    </style:style>
    <style:style style:name="T131" style:parent-style-name="DefaultParagraphFont" style:family="text">
      <style:text-properties fo:font-weight="bold" style:font-weight-asian="bold" style:font-weight-complex="bold" fo:language="en"/>
    </style:style>
    <style:style style:name="T132" style:parent-style-name="DefaultParagraphFont" style:family="text">
      <style:text-properties fo:language="en"/>
    </style:style>
    <style:style style:name="T133" style:parent-style-name="DefaultParagraphFont" style:family="text">
      <style:text-properties fo:language="en"/>
    </style:style>
    <style:style style:name="T134" style:parent-style-name="DefaultParagraphFont" style:family="text">
      <style:text-properties fo:language="en"/>
    </style:style>
    <style:style style:name="T135" style:parent-style-name="DefaultParagraphFont" style:family="text">
      <style:text-properties fo:font-weight="bold" style:font-weight-asian="bold" fo:language="en"/>
    </style:style>
    <style:style style:name="T136" style:parent-style-name="DefaultParagraphFont" style:family="text">
      <style:text-properties fo:language="en"/>
    </style:style>
    <style:style style:name="T137" style:parent-style-name="DefaultParagraphFont" style:family="text">
      <style:text-properties style:font-weight-complex="bold" fo:language="en"/>
    </style:style>
    <style:style style:name="T138" style:parent-style-name="DefaultParagraphFont" style:family="text">
      <style:text-properties fo:language="en"/>
    </style:style>
    <style:style style:name="T139" style:parent-style-name="DefaultParagraphFont" style:family="text">
      <style:text-properties fo:language="en"/>
    </style:style>
    <style:style style:name="P140" style:parent-style-name="Normal" style:family="paragraph">
      <style:paragraph-properties fo:widows="2" fo:orphans="2" style:vertical-align="auto" fo:margin-bottom="0.1111in" fo:line-height="107%"/>
      <style:text-properties fo:language="en" fo:hyphenate="true"/>
    </style:style>
    <style:style style:name="P141" style:parent-style-name="Textbody" style:family="paragraph"/>
    <style:style style:name="T142" style:parent-style-name="DefaultParagraphFont" style:family="text">
      <style:text-properties fo:font-weight="bold" style:font-weight-asian="bold" style:font-weight-complex="bold" fo:language="en"/>
    </style:style>
    <style:style style:name="T143" style:parent-style-name="DefaultParagraphFont" style:family="text">
      <style:text-properties fo:language="en"/>
    </style:style>
    <style:style style:name="T144" style:parent-style-name="DefaultParagraphFont" style:family="text">
      <style:text-properties fo:font-weight="bold" style:font-weight-asian="bold" style:font-weight-complex="bold" fo:language="en"/>
    </style:style>
    <style:style style:name="P145" style:parent-style-name="Heading2" style:family="paragraph">
      <style:paragraph-properties fo:line-height="115%"/>
    </style:style>
    <style:style style:name="P146" style:parent-style-name="Heading2" style:family="paragraph">
      <style:paragraph-properties fo:line-height="115%"/>
    </style:style>
    <style:style style:name="P147" style:parent-style-name="Textbody" style:family="paragraph"/>
    <style:style style:name="P148" style:parent-style-name="Textbody" style:family="paragraph">
      <style:paragraph-properties fo:text-indent="0.4902in"/>
    </style:style>
    <style:style style:name="T149" style:parent-style-name="DefaultParagraphFont" style:family="text">
      <style:text-properties fo:font-weight="bold" style:font-weight-asian="bold"/>
    </style:style>
    <style:style style:name="P150" style:parent-style-name="Textbody" style:family="paragraph"/>
    <style:style style:name="T151" style:parent-style-name="DefaultParagraphFont" style:family="text">
      <style:text-properties fo:font-weight="bold" style:font-weight-asian="bold"/>
    </style:style>
    <style:style style:name="P152" style:parent-style-name="Textbody" style:family="paragraph"/>
    <style:style style:name="T153" style:parent-style-name="DefaultParagraphFont" style:family="text">
      <style:text-properties fo:font-weight="bold" style:font-weight-asian="bold"/>
    </style:style>
    <style:style style:name="P154" style:parent-style-name="Textbody" style:family="paragraph">
      <style:paragraph-properties fo:text-indent="0.4902in"/>
    </style:style>
    <style:style style:name="P155" style:parent-style-name="Heading1" style:family="paragraph">
      <style:paragraph-properties fo:keep-together="always" fo:widows="2" fo:orphans="2" style:vertical-align="auto" fo:margin-bottom="0in" fo:line-height="150%"/>
      <style:text-properties fo:font-size="18pt" style:font-size-asian="18pt" style:font-size-complex="18pt" fo:hyphenate="true"/>
    </style:style>
    <style:style style:name="P156" style:parent-style-name="Heading1" style:family="paragraph">
      <style:paragraph-properties fo:keep-together="always" fo:widows="2" fo:orphans="2" style:vertical-align="auto" fo:margin-bottom="0in" fo:line-height="150%"/>
      <style:text-properties fo:hyphenate="true"/>
    </style:style>
    <style:style style:name="T157" style:parent-style-name="DefaultParagraphFont" style:family="text">
      <style:text-properties fo:font-size="18pt" style:font-size-asian="18pt" style:font-size-complex="18pt"/>
    </style:style>
    <style:style style:name="T158" style:parent-style-name="DefaultParagraphFont" style:family="text">
      <style:text-properties fo:font-size="18pt" style:font-size-asian="18pt" style:font-size-complex="18pt"/>
    </style:style>
    <style:style style:name="P159" style:parent-style-name="Textbody" style:family="paragraph"/>
    <style:style style:name="T160" style:parent-style-name="DefaultParagraphFont" style:family="text">
      <style:text-properties fo:font-weight="bold" style:font-weight-asian="bold"/>
    </style:style>
    <style:style style:name="P161" style:parent-style-name="Textbody" style:family="paragraph">
      <style:paragraph-properties fo:text-indent="0.4902in"/>
    </style:style>
    <style:style style:name="T162" style:parent-style-name="DefaultParagraphFont" style:family="text">
      <style:text-properties fo:font-weight="bold" style:font-weight-asian="bold"/>
    </style:style>
    <style:style style:name="P163" style:parent-style-name="Textbody" style:family="paragraph">
      <style:paragraph-properties fo:text-indent="0.4902in"/>
    </style:style>
    <style:style style:name="T164" style:parent-style-name="DefaultParagraphFont" style:family="text">
      <style:text-properties fo:font-weight="bold" style:font-weight-asian="bold"/>
    </style:style>
    <style:style style:name="S6" style:family="section">
      <style:section-properties fo:margin-left="0in" fo:margin-right="0in" style:writing-mode="lr-tb"/>
    </style:style>
    <style:style style:name="P165" style:parent-style-name="Heading2" style:family="paragraph">
      <style:paragraph-properties fo:line-height="115%"/>
    </style:style>
    <style:style style:name="T166" style:parent-style-name="DefaultParagraphFont" style:family="text">
      <style:text-properties fo:font-weight="bold" style:font-weight-asian="bold"/>
    </style:style>
    <style:style style:name="S7" style:family="section">
      <style:section-properties fo:margin-left="0in" fo:margin-right="0in" style:writing-mode="lr-tb"/>
    </style:style>
    <style:style style:name="P167" style:parent-style-name="Heading2" style:family="paragraph">
      <style:paragraph-properties fo:line-height="115%"/>
    </style:style>
    <style:style style:name="P168" style:parent-style-name="Textbody" style:family="paragraph"/>
    <style:style style:name="P169" style:parent-style-name="Textbody" style:family="paragraph">
      <style:paragraph-properties fo:text-indent="0.4902in"/>
    </style:style>
    <style:style style:name="P170" style:parent-style-name="Textbody" style:family="paragraph"/>
    <style:style style:name="S8" style:family="section">
      <style:section-properties fo:margin-left="0in" fo:margin-right="0in" style:writing-mode="lr-tb"/>
    </style:style>
  </office:automatic-styles>
  <office:body>
    <office:text text:use-soft-page-breaks="true">
      <text:h text:style-name="P1" text:outline-level="2">Using Knowledge with Service Requests: Explained</text:h>
      <text:section text:name="Sect1" text:style-name="S1">
        <text:p text:style-name="Textbody">You can use Knowledge to help solve service request (SR) issues. While creating or working in an SR, you can locate relevant knowledge<text:s/>base articles and link them to the SR. Once an article is linked to an SR, you can insert the article into SR communications.</text:p>
      </text:section>
      <text:section text:name="Sect2" text:style-name="S2">
        <text:h text:style-name="P2" text:outline-level="1"/>
        <text:h text:style-name="P3" text:outline-level="1">Accessing Knowledge while Creating an SR</text:h>
        <text:p text:style-name="P4"><text:span text:style-name="T5">You</text:span><text:s/>can access<text:s/><text:span text:style-name="T6">Knowledge while creating an SR to help resolve issues quickly and effici</text:span><text:span text:style-name="T7">ently. While creating an SR, you can search for relevant knowledge base articles and add them to your Favorites Articles list.</text:span></text:p>
        <text:p text:style-name="P8"><text:span text:style-name="T9">To</text:span><text:s/><text:span text:style-name="T10">access</text:span><text:s/><text:span text:style-name="T11">knowledge</text:span>:</text:p>
        <text:list text:style-name="LFO1" text:continue-numbering="true">
          <text:list-item>
            <text:p text:style-name="P12">At any point while you are creating an SR, click the<text:s/><text:span text:style-name="T13">Restore Pane</text:span><text:s/>arrow and select the<text:s/><text:span text:style-name="T14">Knowledge</text:span><text:s/>tab.</text:p>
          </text:list-item>
        </text:list>
        <text:p text:style-name="P15">The Search tab appears by default. The Search field automatically contains the title of the article. You can also view the Favorite Articles tab.</text:p>
        <text:list text:style-name="LFO1" text:continue-numbering="true">
          <text:list-item>
            <text:p text:style-name="P16">Click the<text:s/><text:span text:style-name="T17">Search</text:span><text:s/>icon to search on the SR title or enter an alternate term. You can select a<text:s/><text:span text:style-name="T18">Locale</text:span><text:s/>and<text:s/><text:span text:style-name="T19">Filter By</text:span><text:s/>options to sort the search results. By default, the locale is set based on <text:s/>your language and territory preferences.</text:p>
          </text:list-item>
          <text:list-item>
            <text:p text:style-name="P20">Select an article.</text:p>
          </text:list-item>
        </text:list>
        <text:p text:style-name="P21">The article window displays the contents of the article.</text:p>
        <text:list text:style-name="LFO1" text:continue-numbering="true">
          <text:list-item>
            <text:p text:style-name="P22">Click<text:s/><text:span text:style-name="T23">Save and Continue</text:span>.</text:p>
          </text:list-item>
        </text:list>
        <text:p text:style-name="P24">The<text:s/><text:span text:style-name="T25">Edit Service Request</text:span><text:s/>page appears<text:s/>and the<text:s/><text:span text:style-name="T26">Recommended Articles</text:span><text:s/>tab is displayed in the Knowledge tab.</text:p>
        <text:p text:style-name="P27"><text:span text:style-name="T28">Note</text:span>: Click<text:s/><text:span text:style-name="T29">Save and Close</text:span><text:s/>to edit the SR later.</text:p>
      </text:section>
      <text:section text:name="Sect3" text:style-name="S3">
        <text:h text:style-name="P30" text:outline-level="1"/>
        <text:h text:style-name="P31" text:outline-level="1">Searching for Articles</text:h>
        <text:p text:style-name="P32">If you don't find the article you want in the Recommended Articles section, you can search the knowledge base.</text:p>
        <text:p text:style-name="P33">To search for additional articles:</text:p>
        <text:list text:style-name="LFO2" text:continue-numbering="true">
          <text:list-item>
            <text:p text:style-name="P34">Expand the<text:s/><text:span text:style-name="T35">Search</text:span><text:s/>area in the<text:s/><text:span text:style-name="T36">Knowledge</text:span><text:s/>tab.</text:p>
          </text:list-item>
          <text:list-item>
            <text:p text:style-name="P37">Enter the search term and click the<text:s/><text:span text:style-name="T38">Search</text:span><text:s/>icon.</text:p>
          </text:list-item>
        </text:list>
      </text:section>
      <text:section text:name="Sect4" text:style-name="S4">
        <text:h text:style-name="P39" text:outline-level="1"/>
        <text:h text:style-name="P40" text:outline-level="1">Viewing Article Contents</text:h>
        <text:p text:style-name="Textbody"><text:span text:style-name="T41">To</text:span><text:s/><text:span text:style-name="T42">view the contents of an article:</text:span></text:p>
        <text:list text:style-name="LFO3" text:continue-numbering="true">
          <text:list-item>
            <text:p text:style-name="P43">Open an article.</text:p>
          </text:list-item>
        </text:list>
        <text:p text:style-name="P44">The article details window displays the contents of<text:s/>the article such as publishing status, relevant products and categories, and other information.</text:p>
        <text:p text:style-name="Textbody"/>
        <text:p text:style-name="Textbody"/>
        <text:p text:style-name="Textbody"/>
        <text:h text:style-name="P45" text:outline-level="1">Inserting Knowledge into SR Messages: Explained</text:h>
      </text:section>
      <text:section text:name="Sect5" text:style-name="S5">
        <text:p text:style-name="Textbody"><text:bookmark-start text:name="310"/><text:bookmark-end text:name="310"/> <text:bookmark-start text:name="410"/><text:bookmark-end text:name="410"/></text:p>
        <text:p text:style-name="Textbody"><text:span text:style-name="T46">You can insert Knowledge articles as text into SR messages to resolve issues efficiently.</text:span><text:bookmark-start text:name="52"/><text:bookmark-end text:name="52"/><text:span text:style-name="T47"><text:s/>You can add arti</text:span><text:span text:style-name="T48">cle contents to an SR directly from the Knowledge tab or from the Article Details window, or manually using the<text:s/></text:span><text:span text:style-name="T49">Insert Knowledge</text:span><text:span text:style-name="T50"><text:s/>option in the Compose message pane within an SR.</text:span></text:p>
        <text:p text:style-name="Textbody"/>
        <text:h text:style-name="P51" text:outline-level="1">Adding Articles as Text to SR from the Knowledge Tab<text:s/>and Article Details Window</text:h>
        <text:p text:style-name="P52"><text:bookmark-start text:name="541"/><text:bookmark-start text:name="551"/><text:bookmark-end text:name="541"/><text:bookmark-end text:name="551"/>You can add articles to<text:s/>SR from the Knowledge tab as well as from the Article Details window.</text:p>
        <text:p text:style-name="Textbody"><text:bookmark-start text:name="561"/><text:bookmark-end text:name="561"/><text:span text:style-name="T53">Note</text:span><text:span text:style-name="T54">:</text:span><text:bookmark-start text:name="571"/><text:bookmark-end text:name="571"/><text:span text:style-name="T55"><text:s/>An error message appears when you click the<text:s/></text:span><text:bookmark-start text:name="581"/><text:bookmark-end text:name="581"/><text:span text:style-name="T56">Insert knowledge article as text in a message</text:span><text:bookmark-start text:name="591"/><text:bookmark-end text:name="591"/><text:span text:style-name="T57"><text:s/>icon in the articles list, if:</text:span></text:p>
        <text:list text:style-name="LFO4" text:continue-numbering="true">
          <text:list-item>
            <text:p text:style-name="P58"><text:bookmark-start text:name="601"/><text:bookmark-end text:name="601"/>The article is unpublished</text:p>
          </text:list-item>
          <text:list-item>
            <text:p text:style-name="P59"><text:bookmark-start text:name="621"/><text:bookmark-end text:name="621"/>You don’t have access to the<text:s/>article</text:p>
          </text:list-item>
          <text:list-item>
            <text:p text:style-name="P60"><text:bookmark-start text:name="641"/><text:bookmark-end text:name="641"/>The locale is changed</text:p>
          </text:list-item>
        </text:list>
        <text:p text:style-name="Textbody"><text:bookmark-start text:name="661"/><text:bookmark-end text:name="661"/> </text:p>
        <text:p text:style-name="Textbody"><text:bookmark-start text:name="671"/><text:bookmark-end text:name="671"/> </text:p>
        <text:p text:style-name="P61"><text:bookmark-start text:name="_GoBack1"/><text:bookmark-start text:name="681"/><text:bookmark-end text:name="_GoBack1"/><text:bookmark-end text:name="681"/>To add knowledge as text:</text:p>
        <text:p text:style-name="P62"><text:bookmark-start text:name="691"/><text:bookmark-end text:name="691"/> </text:p>
        <text:list text:style-name="LFO5" text:continue-numbering="true">
          <text:list-item>
            <text:p text:style-name="P63"><text:bookmark-start text:name="701"/><text:bookmark-start text:name="711"/><text:bookmark-end text:name="701"/><text:bookmark-end text:name="711"/>Open SR in edit mode and click the<text:s/><text:bookmark-start text:name="721"/><text:bookmark-end text:name="721"/><text:span text:style-name="T64">Restore Pane</text:span><text:bookmark-start text:name="731"/><text:bookmark-end text:name="731"/><text:s/>arrow.</text:p>
          </text:list-item>
        </text:list>
        <text:p text:style-name="P65"><text:bookmark-start text:name="741"/><text:bookmark-end text:name="741"/>A list of<text:s/><text:bookmark-start text:name="751"/><text:bookmark-end text:name="751"/><text:span text:style-name="T66">Recommended Articles</text:span><text:bookmark-start text:name="761"/><text:bookmark-end text:name="761"/><text:s/>appear based on the SR title.<text:bookmark-start text:name="771"/><text:bookmark-end text:name="771"/><text:s/>You can also locate an article from the<text:s/><text:bookmark-start text:name="781"/><text:bookmark-end text:name="781"/><text:span text:style-name="T67">Search</text:span><text:bookmark-start text:name="791"/><text:bookmark-end text:name="791"/><text:s/>tab or select an article from<text:s/>the<text:s/><text:bookmark-start text:name="801"/><text:bookmark-end text:name="801"/><text:span text:style-name="T68">Favorites</text:span><text:s/><text:bookmark-start text:name="811"/><text:bookmark-end text:name="811"/><text:span text:style-name="T69">Articles</text:span><text:bookmark-start text:name="821"/><text:bookmark-end text:name="821"/><text:s/>list.</text:p>
        <text:list text:style-name="LFO5" text:continue-numbering="true">
          <text:list-item>
            <text:p text:style-name="P70"><text:bookmark-start text:name="831"/><text:bookmark-start text:name="841"/><text:bookmark-end text:name="831"/><text:bookmark-end text:name="841"/>Click the<text:s/><text:bookmark-start text:name="851"/><text:bookmark-end text:name="851"/><text:span text:style-name="T71">Insert knowledge article as text in a message</text:span><text:bookmark-start text:name="861"/><text:bookmark-end text:name="861"/><text:s/>icon from the list or on the<text:s/><text:bookmark-start text:name="871"/><text:bookmark-end text:name="871"/><text:span text:style-name="T72">Article Details</text:span><text:bookmark-start text:name="881"/><text:bookmark-end text:name="881"/><text:s/>window.</text:p>
          </text:list-item>
        </text:list>
        <text:p text:style-name="P73"><text:bookmark-start text:name="891"/><text:bookmark-end text:name="891"/>The article is linked to the SR and is added as text in the<text:s/><text:bookmark-start text:name="901"/><text:bookmark-end text:name="901"/><text:span text:style-name="T74">Compose: Response</text:span><text:bookmark-start text:name="911"/><text:bookmark-end text:name="911"/><text:s/>pane in the<text:s/><text:bookmark-start text:name="921"/><text:bookmark-end text:name="921"/><text:span text:style-name="T75">Messages</text:span><text:bookmark-start text:name="931"/><text:bookmark-end text:name="931"/><text:s/>tab.</text:p>
        <text:p text:style-name="P76"><text:bookmark-start text:name="941"/><text:bookmark-end text:name="941"/><text:soft-page-break/><text:span text:style-name="T77">Note:</text:span><text:bookmark-start text:name="951"/><text:bookmark-end text:name="951"/><text:s/>You can<text:s/>add multiple articles as text to the<text:s/><text:bookmark-start text:name="961"/><text:bookmark-end text:name="961"/><text:span text:style-name="T78">Compose: Response</text:span><text:bookmark-start text:name="971"/><text:bookmark-end text:name="971"/><text:s/>tab.<text:bookmark-start text:name="981"/><text:bookmark-end text:name="981"/> </text:p>
        <text:list text:style-name="LFO5" text:continue-numbering="true">
          <text:list-item>
            <text:p text:style-name="P79"><text:bookmark-start text:name="991"/><text:bookmark-start text:name="1001"/><text:bookmark-end text:name="991"/><text:bookmark-end text:name="1001"/>Select the appropriate<text:s/><text:bookmark-start text:name="1011"/><text:bookmark-end text:name="1011"/><text:span text:style-name="T80">Channel Type</text:span><text:bookmark-start text:name="1021"/><text:bookmark-end text:name="1021"/><text:s/>and add a personalized message if necessary.</text:p>
          </text:list-item>
          <text:list-item>
            <text:p text:style-name="P81"><text:bookmark-start text:name="1031"/><text:bookmark-start text:name="1041"/><text:bookmark-end text:name="1031"/><text:bookmark-end text:name="1041"/>Click<text:s/><text:bookmark-start text:name="1051"/><text:bookmark-end text:name="1051"/><text:span text:style-name="T82">Send</text:span><text:bookmark-start text:name="1061"/><text:bookmark-end text:name="1061"/>.</text:p>
          </text:list-item>
        </text:list>
        <text:p text:style-name="P83"><text:bookmark-start text:name="1071"/><text:bookmark-end text:name="1071"/>The list of sent messages appear with the latest message on the top.</text:p>
        <text:list text:style-name="LFO5" text:continue-numbering="true">
          <text:list-item>
            <text:p text:style-name="P84"><text:bookmark-start text:name="1081"/><text:bookmark-start text:name="1091"/><text:bookmark-end text:name="1081"/><text:bookmark-end text:name="1091"/>Click<text:s/><text:bookmark-start text:name="1101"/><text:bookmark-end text:name="1101"/><text:span text:style-name="T85">Save as Draft</text:span><text:bookmark-start text:name="1111"/><text:bookmark-end text:name="1111"/><text:s/>to edit the message later and<text:s/><text:bookmark-start text:name="1121"/><text:bookmark-end text:name="1121"/><text:span text:style-name="T86">Cancel</text:span><text:bookmark-start text:name="1131"/><text:bookmark-end text:name="1131"/><text:s/>to close the message without sending.</text:p>
          </text:list-item>
        </text:list>
        <text:p text:style-name="Textbody"><text:bookmark-start text:name="610"/><text:bookmark-end text:name="610"/></text:p>
        <text:p text:style-name="Textbody"/>
        <text:p text:style-name="Textbody"/>
        <text:p text:style-name="Textbody"/>
        <text:p text:style-name="Textbody"/>
        <text:h text:style-name="P87" text:outline-level="1">Manually Inserting Knowledge into SR Messages: Explained</text:h>
        <text:p text:style-name="Textbody"><text:span text:style-name="T88">You can manually insert articles that are linked to the SR. If not, you need to link the articles first and save the SR for the arti</text:span><text:span text:style-name="T89">cles to appear in the<text:s/></text:span><text:span text:style-name="T90">Linked Articles</text:span><text:span text:style-name="T91"><text:s/>list. <text:s text:c="2"/></text:span></text:p>
        <text:p text:style-name="P92">To insert articles into SR messages:</text:p>
        <text:list text:style-name="LFO9" text:continue-numbering="true">
          <text:list-item>
            <text:p text:style-name="P93"><text:span text:style-name="T94">Open the SR in<text:s/></text:span><text:span text:style-name="T95">Edit</text:span><text:span text:style-name="T96"><text:s/>mode</text:span><text:span text:style-name="T97"><text:s/>and c</text:span><text:span text:style-name="T98">lick the<text:s/></text:span><text:span text:style-name="T99">Messages<text:s/></text:span><text:span text:style-name="T100">tab.<text:s/></text:span></text:p>
          </text:list-item>
          <text:list-item>
            <text:p text:style-name="P101"><text:span text:style-name="T102">Select</text:span><text:span text:style-name="T103"><text:s/></text:span><text:span text:style-name="T104">the message type<text:s/></text:span><text:span text:style-name="T105">that<text:s/></text:span><text:span text:style-name="T106">you want to send from the<text:s/></text:span><text:span text:style-name="T107">Compose</text:span><text:span text:style-name="T108"><text:s/>drop-down list.</text:span><text:span text:style-name="T109"><text:s/>The<text:s/></text:span><text:span text:style-name="T110">Compose</text:span><text:span text:style-name="T111">: message type</text:span><text:span text:style-name="T112"><text:s/></text:span><text:span text:style-name="T113">pane opens.<text:s/></text:span></text:p>
          </text:list-item>
          <text:list-item>
            <text:p text:style-name="P114"><text:span text:style-name="T115">Click<text:s/></text:span><text:span text:style-name="T116">Insert Knowledge.<text:s/></text:span></text:p>
          </text:list-item>
        </text:list>
        <text:p text:style-name="P117"><text:span text:style-name="T118">T</text:span><text:span text:style-name="T119">he<text:s/></text:span><text:span text:style-name="T120">Insert Knowledge</text:span><text:span text:style-name="T121"><text:s/>window</text:span><text:span text:style-name="T122"><text:s/>opens and the a</text:span><text:span text:style-name="T123">rticles that are linked to the SR appear.<text:s/></text:span></text:p>
        <text:p text:style-name="P124"><text:span text:style-name="T125">Note:<text:s/></text:span><text:span text:style-name="T126">You need to save the SR after linking to display the article in the list. To do this, click the<text:s/></text:span><text:span text:style-name="T127">Knowledge</text:span><text:span text:style-name="T128"><text:s/>tab, link the article you want, and save the SR.<text:s/></text:span></text:p>
        <text:list text:style-name="LFO9" text:continue-numbering="true">
          <text:list-item>
            <text:p text:style-name="P129"><text:span text:style-name="T130">Click the<text:s/></text:span><text:span text:style-name="T131">Insert as Text<text:s/></text:span><text:span text:style-name="T132">icon</text:span><text:span text:style-name="T133"><text:s/></text:span><text:span text:style-name="T134">and then click<text:s/></text:span><text:span text:style-name="T135">Done</text:span><text:span text:style-name="T136">. The<text:s/></text:span><text:span text:style-name="T137">article is added as text to the SR message</text:span><text:span text:style-name="T138">.</text:span><text:span text:style-name="T139"><text:s/></text:span></text:p>
          </text:list-item>
          <text:list-item>
            <text:p text:style-name="P140">Edit the article text if needed.</text:p>
          </text:list-item>
          <text:list-item>
            <text:p text:style-name="P141"><text:span text:style-name="T142">Send</text:span><text:span text:style-name="T143"><text:s/>the message, or click<text:s/></text:span><text:span text:style-name="T144">Save to Draft</text:span></text:p>
          </text:list-item>
        </text:list>
        <text:h text:style-name="P145" text:outline-level="2"/>
        <text:h text:style-name="P146" text:outline-level="2">Linking Articles to SRs</text:h>
        <text:p text:style-name="Textbody">To link an article to SR:</text:p>
        <text:list text:style-name="LFO7" text:continue-numbering="true">
          <text:list-item>
            <text:p text:style-name="P147">In edit mode, access Knowledge by clicking the Restore Pane arrow, then select the Knowledge tab.</text:p>
          </text:list-item>
        </text:list>
        <text:p text:style-name="P148">The<text:s/><text:span text:style-name="T149">Agent Tools</text:span><text:s/>pane opens and a list of Recommended Articles appear. The list of articles is the result of an automatic search based on the title of the SR and the product listed in the SR (if applicable). You can remove the product filter by clicking the check mark icon for the products listed in the tab.</text:p>
        <text:list text:style-name="LFO7" text:continue-numbering="true">
          <text:list-item>
            <text:p text:style-name="P150">Click the<text:s/><text:span text:style-name="T151">Link</text:span><text:s/>icon in the Knowledge tab to select the article you want to link to the SR.</text:p>
          </text:list-item>
          <text:list-item>
            <text:p text:style-name="P152">After linking articles, click<text:s/><text:span text:style-name="T153">Save</text:span><text:s/>to save the SR.</text:p>
          </text:list-item>
        </text:list>
        <text:p text:style-name="P154">You must save the SR after you have linked an article, or it will not appear when you try to insert the article into an SR message.</text:p>
        <text:h text:style-name="P155" text:outline-level="1"/>
        <text:h text:style-name="P156" text:outline-level="1"><text:span text:style-name="T157">Viewing</text:span><text:s/><text:span text:style-name="T158">Linked Articles</text:span></text:h>
        <text:p text:style-name="Textbody">To view articles that are linked to SR:</text:p>
        <text:list text:style-name="LFO6" text:continue-numbering="true">
          <text:list-item>
            <text:p text:style-name="P159">Click the<text:s/><text:span text:style-name="T160">Linked Articles</text:span><text:s/>tab in the SR.</text:p>
          </text:list-item>
        </text:list>
        <text:p text:style-name="P161">The<text:s/><text:span text:style-name="T162">Linked Articles</text:span><text:s/>window displays all articles linked to the SR.</text:p>
        <text:p text:style-name="P163">Click the<text:s/><text:span text:style-name="T164">Delete</text:span><text:s/>icon to remove a<text:s/>linked article from an SR.</text:p>
        <text:p text:style-name="Textbody"/>
        <text:p text:style-name="Normal"/>
      </text:section>
      <text:section text:name="Sect6" text:style-name="S6">
        <text:h text:style-name="P165" text:outline-level="2">Adding<text:s/>a Favorite Article: Explained</text:h>
        <text:p text:style-name="Textbody">You can add articles as favorites for quick and easy access. You can search for an article and then, click the<text:s/><text:span text:style-name="T166">Star</text:span><text:s/>icon. Your favorite articles are saved as your personal favorites and can be accessed when you expand the Favorites section on the Knowledge tab.</text:p>
        <text:p text:style-name="Normal"/>
      </text:section>
      <text:section text:name="Sect7" text:style-name="S7">
        <text:h text:style-name="P167" text:outline-level="2">Rating an Article: Procedure</text:h>
        <text:p text:style-name="Textbody">You can rate articles based on their quality and usefulness. You cannot rate articles that you own.</text:p>
        <text:p text:style-name="Textbody">To rate an article:</text:p>
        <text:list text:style-name="LFO8" text:continue-numbering="true">
          <text:list-item>
            <text:p text:style-name="P168">Open an article.</text:p>
          </text:list-item>
        </text:list>
        <text:p text:style-name="P169">The article window displays the contents of the<text:s/>article.</text:p>
        <text:list text:style-name="LFO8" text:continue-numbering="true">
          <text:list-item>
            <text:p text:style-name="P170">Click the Rate this article stars to indicate your rating.</text:p>
          </text:list-item>
        </text:list>
      </text:section>
      <text:section text:name="Sect8" text:style-name="S8">
        <text:h text:style-name="Heading1" text:outline-level="1"/>
        <text:h text:style-name="Heading1" text:outline-level="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Symbol, Arial" style:font-charset="x-symbol" svg:font-family="Symbol, Aria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inherit" svg:font-family="inherit" style:font-family-generic="roman" svg:panose-1="0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MS Gothi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MS Gothi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MS Gothi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Heading1Char" style:display-name="Heading 1 Char" style:family="text" style:parent-style-name="DefaultParagraphFont">
      <style:text-properties style:font-name-asian="MS Gothic" fo:font-weight="bold" style:font-weight-asian="bold" style:font-weight-complex="bold" fo:font-size="24pt" style:font-size-asian="24pt" style:font-size-complex="24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Symbol, Arial" style:font-name-asian="Andale Sans UI" style:font-name-complex="Tahoma"/>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5in" text:min-label-width="0.3541in" text:list-level-position-and-space-mode="label-alignment">
          <style:list-level-label-alignment text:label-followed-by="listtab" fo:margin-left="0.8541in" fo:text-indent="-0.3541in"/>
        </style:list-level-properties>
        <style:text-properties style:font-name="Symbol, 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eshma Begum. Mohammed</dc:creator>
    <meta:creation-date>2009-04-16T11:32:00Z</meta:creation-date>
    <dc:date>2017-09-14T14:10:00Z</dc:date>
    <meta:template xlink:href="Normal.dotm" xlink:type="simple"/>
    <meta:editing-cycles>35</meta:editing-cycles>
    <meta:editing-duration>PT12780S</meta:editing-duration>
    <meta:user-defined meta:name="Info 1"/>
    <meta:user-defined meta:name="Info 2"/>
    <meta:user-defined meta:name="Info 3"/>
    <meta:user-defined meta:name="Info 4"/>
    <meta:document-statistic meta:page-count="4" meta:paragraph-count="11" meta:word-count="864" meta:character-count="5783" meta:row-count="41" meta:non-whitespace-character-count="4930"/>
  </office:meta>
</office:document-meta>
</file>